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itique for Ngan's Paper</text:p>
      <text:p text:style-name="Standard">Xiyu Xie</text:p>
      <text:p text:style-name="Standard"/>
      <text:p text:style-name="Standard">In this paper notice that heterogeneity and diversity of the social relationship could be informative in social recommendation. Thus they develop a joint personal and social latent factor (PSLF) model for social recommendation. </text:p>
      <text:p text:style-name="Standard"/>
      <text:p text:style-name="Standard">Their the model utilizes the joint predictions from both personal and social latent factors, Ui Vj + ΠT M Vj , for the likely rating from ui on item vj. <text:s/>Also they improved the time complexity of EM algorithm by clustering social factors to approximate social network modeling in E step. Then they compared their model with some existing models on two data sets in term of performance, parameter sensitivity and statistical data analysis, it shows advantage over multiple cases.</text:p>
      <text:p text:style-name="Standard"/>
      <text:p text:style-name="Standard">One critique I had about this paper is that they assume rating is from one normal distribution. I mean, for different person, it may be different. Say for one person may tend to give higher rating for all items. Or for anther person, his rating may vary only a little one all items. They adjust these by the average and standard deviation of a validation set, or modify their algorithm to multiple normal distribution. The accuracy will sure increase.</text:p>
      <text:p text:style-name="Standard"/>
      <text:p text:style-name="Standard">Anther critique is that they combines the influent of personal and social latent factors simply by adding their together, that is Ui Vj + ΠT M Vj . They could test more combination methods, such as geometric mean, harmonic mean and choose the best one through cross valida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0T06:32:12</meta:creation-date>
    <dc:date>2012-12-10T08:16:06</dc:date>
    <meta:editing-duration>PT1H33M28S</meta:editing-duration>
    <meta:editing-cycles>34</meta:editing-cycles>
    <meta:generator>LibreOffice/3.5$Linux_X86_64 LibreOffice_project/350m1$Build-2</meta:generator>
    <meta:document-statistic meta:table-count="0" meta:image-count="0" meta:object-count="0" meta:page-count="1" meta:paragraph-count="6" meta:word-count="247" meta:character-count="1473" meta:non-whitespace-character-count="1225"/>
  </office:meta>
</office:document-meta>
</file>